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ubscriptionMethodReturnValueHandlerTests.getDataAndSendT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scriptionMethodReturnValueHandlerTests.testJsonView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ubscriptionMethodReturnValueHandlerTests.hand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sonViewBean.setWithView2( String withView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scriptionMethodReturnValueHandlerTests.createInputMessage( String sessId , String subsId , String dest , Principal princip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acksonViewBean.setWithoutView( String withoutVie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scriptionMethodReturnValueHandlerTests.getJsonVi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ubscriptionMethodReturnValueHandlerTests.ge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sonViewBean.getWithView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sonViewBean.setWithView1( String withView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scriptionMethodReturnValueHandl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ubscriptionMethodReturnValueHandlerTests.testHeadersPassedToMessagingTempl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ubscriptionMethodReturnValueHandlerTests.testMessageSentToChannel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JacksonViewBean.getWithoutVi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sonViewBean.getWithView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scriptionMethodReturnValueHandlerTests.supportsRetur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